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65cm" loext:contextual-spacing="false" fo:line-height="110%" fo:orphans="2" fo:widows="2" fo:text-indent="0cm" style:auto-text-indent="false"/>
      <style:text-properties fo:font-variant="normal" fo:text-transform="none" fo:color="#333333" style:font-name="Helvetica Neue" fo:font-size="16.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.529cm" fo:margin-bottom="0.265cm" loext:contextual-spacing="false" fo:line-height="110%" fo:orphans="2" fo:widows="2" fo:text-indent="0cm" style:auto-text-indent="false"/>
      <style:text-properties fo:font-variant="normal" fo:text-transform="none" fo:color="#800000" style:font-name="Helvetica Neue" fo:font-size="15pt" fo:letter-spacing="normal" fo:font-style="normal" fo:font-weight="bold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="0.238cm" fo:border="0.06pt solid #cccccc"/>
      <style:text-properties fo:font-variant="normal" fo:text-transform="none" fo:color="#333333" style:font-name="Menlo" fo:font-size="9.75pt" fo:letter-spacing="normal" fo:font-style="normal" fo:font-weight="normal"/>
    </style:style>
    <style:style style:name="T1" style:family="text">
      <style:text-properties officeooo:rsid="000f0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to uninstall inkscape from <text:span text:style-name="T1">Debian\</text:span>Ubuntu</text:h>
      <text:h text:style-name="P3" text:outline-level="2">Uninstall inkscape</text:h>
      <text:p text:style-name="P2">To uninstall just inkscape package itself from Ubuntu execute on terminal:</text:p>
      <text:p text:style-name="P4">sudo apt-get remove inkscape</text:p>
      <text:h text:style-name="P3" text:outline-level="2">Uninstall inkscape and it's dependent packages</text:h>
      <text:p text:style-name="P2">To uninstall the inkscape package and any other dependant package which are no longer needed on Ubuntu.</text:p>
      <text:p text:style-name="P4">sudo apt-get autoremove inkscape</text:p>
      <text:h text:style-name="P3" text:outline-level="2">Purging inkscape</text:h>
      <text:p text:style-name="P2">If you also want to delete configuration and/or data files of inkscape from Ubuntu then this will work:</text:p>
      <text:p text:style-name="P4">sudo apt-get purge inkscape</text:p>
      <text:p text:style-name="P2">To delete configuration and/or data files of inkscape and it's dependencies from Ubuntu then execute:</text:p>
      <text:p text:style-name="P4">sudo apt-get autoremove --purge inkscap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4:52:01.825412410</meta:creation-date>
    <dc:date>2021-03-08T14:52:41.769528676</dc:date>
    <meta:editing-duration>PT40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2" meta:word-count="95" meta:character-count="632" meta:non-whitespace-character-count="550"/>
  </office:meta>
</office:document-meta>
</file>